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Execution Time</text:p>
          </table:table-cell>
          <table:table-cell office:value-type="string" calcext:value-type="string">
            <text:p>Ter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8.083" calcext:value-type="float">
            <text:p>238.083</text:p>
          </table:table-cell>
          <table:table-cell office:value-type="float" office:value="11454649" calcext:value-type="float">
            <text:p>1145464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5.678" calcext:value-type="float">
            <text:p>235.678</text:p>
          </table:table-cell>
          <table:table-cell office:value-type="float" office:value="12599556" calcext:value-type="float">
            <text:p>125995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9.225" calcext:value-type="float">
            <text:p>239.225</text:p>
          </table:table-cell>
          <table:table-cell office:value-type="float" office:value="13744366" calcext:value-type="float">
            <text:p>137443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1.125" calcext:value-type="float">
            <text:p>241.125</text:p>
          </table:table-cell>
          <table:table-cell office:value-type="float" office:value="14889091" calcext:value-type="float">
            <text:p>1488909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8.478" calcext:value-type="float">
            <text:p>258.478</text:p>
          </table:table-cell>
          <table:table-cell office:value-type="float" office:value="16033696" calcext:value-type="float">
            <text:p>160336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3.661" calcext:value-type="float">
            <text:p>253.661</text:p>
          </table:table-cell>
          <table:table-cell office:value-type="float" office:value="17178219" calcext:value-type="float">
            <text:p>171782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0.942" calcext:value-type="float">
            <text:p>260.942</text:p>
          </table:table-cell>
          <table:table-cell office:value-type="float" office:value="18322628" calcext:value-type="float">
            <text:p>183226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5.514" calcext:value-type="float">
            <text:p>255.514</text:p>
          </table:table-cell>
          <table:table-cell office:value-type="float" office:value="19466946" calcext:value-type="float">
            <text:p>194669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0.17" calcext:value-type="float">
            <text:p>260.17</text:p>
          </table:table-cell>
          <table:table-cell office:value-type="float" office:value="20611150" calcext:value-type="float">
            <text:p>2061115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61.962" calcext:value-type="float">
            <text:p>261.962</text:p>
          </table:table-cell>
          <table:table-cell office:value-type="float" office:value="21755277" calcext:value-type="float">
            <text:p>217552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7.159" calcext:value-type="float">
            <text:p>267.159</text:p>
          </table:table-cell>
          <table:table-cell office:value-type="float" office:value="22899286" calcext:value-type="float">
            <text:p>2289928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1.114" calcext:value-type="float">
            <text:p>271.114</text:p>
          </table:table-cell>
          <table:table-cell office:value-type="float" office:value="24043193" calcext:value-type="float">
            <text:p>2404319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74.007" calcext:value-type="float">
            <text:p>274.007</text:p>
          </table:table-cell>
          <table:table-cell office:value-type="float" office:value="25187013" calcext:value-type="float">
            <text:p>251870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87.452" calcext:value-type="float">
            <text:p>287.452</text:p>
          </table:table-cell>
          <table:table-cell office:value-type="float" office:value="26330714" calcext:value-type="float">
            <text:p>263307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8.506" calcext:value-type="float">
            <text:p>268.506</text:p>
          </table:table-cell>
          <table:table-cell office:value-type="float" office:value="27474352" calcext:value-type="float">
            <text:p>274743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2.445" calcext:value-type="float">
            <text:p>272.445</text:p>
          </table:table-cell>
          <table:table-cell office:value-type="float" office:value="28617860" calcext:value-type="float">
            <text:p>2861786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8.043" calcext:value-type="float">
            <text:p>258.043</text:p>
          </table:table-cell>
          <table:table-cell office:value-type="float" office:value="29761281" calcext:value-type="float">
            <text:p>2976128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4.824" calcext:value-type="float">
            <text:p>214.824</text:p>
          </table:table-cell>
          <table:table-cell office:value-type="float" office:value="30904592" calcext:value-type="float">
            <text:p>3090459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9.536" calcext:value-type="float">
            <text:p>209.536</text:p>
          </table:table-cell>
          <table:table-cell office:value-type="float" office:value="32047806" calcext:value-type="float">
            <text:p>3204780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11.45" calcext:value-type="float">
            <text:p>211.45</text:p>
          </table:table-cell>
          <table:table-cell office:value-type="float" office:value="33190904" calcext:value-type="float">
            <text:p>331909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6.256" calcext:value-type="float">
            <text:p>216.256</text:p>
          </table:table-cell>
          <table:table-cell office:value-type="float" office:value="34333924" calcext:value-type="float">
            <text:p>3433392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3.32" calcext:value-type="float">
            <text:p>223.32</text:p>
          </table:table-cell>
          <table:table-cell office:value-type="float" office:value="35476834" calcext:value-type="float">
            <text:p>354768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0.085" calcext:value-type="float">
            <text:p>220.085</text:p>
          </table:table-cell>
          <table:table-cell office:value-type="float" office:value="36619666" calcext:value-type="float">
            <text:p>3661966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4.52" calcext:value-type="float">
            <text:p>214.52</text:p>
          </table:table-cell>
          <table:table-cell office:value-type="float" office:value="37762381" calcext:value-type="float">
            <text:p>3776238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5.355" calcext:value-type="float">
            <text:p>215.355</text:p>
          </table:table-cell>
          <table:table-cell office:value-type="float" office:value="38904980" calcext:value-type="float">
            <text:p>3890498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6.638" calcext:value-type="float">
            <text:p>226.638</text:p>
          </table:table-cell>
          <table:table-cell office:value-type="float" office:value="40047508" calcext:value-type="float">
            <text:p>4004750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6.384" calcext:value-type="float">
            <text:p>236.384</text:p>
          </table:table-cell>
          <table:table-cell office:value-type="float" office:value="41189923" calcext:value-type="float">
            <text:p>4118992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42332232" calcext:value-type="float">
            <text:p>4233223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31.424" calcext:value-type="float">
            <text:p>231.424</text:p>
          </table:table-cell>
          <table:table-cell office:value-type="float" office:value="43474445" calcext:value-type="float">
            <text:p>4347444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6.016" calcext:value-type="float">
            <text:p>226.016</text:p>
          </table:table-cell>
          <table:table-cell office:value-type="float" office:value="44616558" calcext:value-type="float">
            <text:p>4461655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32.643" calcext:value-type="float">
            <text:p>232.643</text:p>
          </table:table-cell>
          <table:table-cell office:value-type="float" office:value="45758584" calcext:value-type="float">
            <text:p>4575858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1.277" calcext:value-type="float">
            <text:p>231.277</text:p>
          </table:table-cell>
          <table:table-cell office:value-type="float" office:value="46900488" calcext:value-type="float">
            <text:p>4690048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29.188" calcext:value-type="float">
            <text:p>229.188</text:p>
          </table:table-cell>
          <table:table-cell office:value-type="float" office:value="48042306" calcext:value-type="float">
            <text:p>4804230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25.204" calcext:value-type="float">
            <text:p>225.204</text:p>
          </table:table-cell>
          <table:table-cell office:value-type="float" office:value="49184018" calcext:value-type="float">
            <text:p>491840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32.897" calcext:value-type="float">
            <text:p>232.897</text:p>
          </table:table-cell>
          <table:table-cell office:value-type="float" office:value="50325636" calcext:value-type="float">
            <text:p>5032563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4.673" calcext:value-type="float">
            <text:p>244.673</text:p>
          </table:table-cell>
          <table:table-cell office:value-type="float" office:value="51467150" calcext:value-type="float">
            <text:p>5146715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44.255" calcext:value-type="float">
            <text:p>244.255</text:p>
          </table:table-cell>
          <table:table-cell office:value-type="float" office:value="52608547" calcext:value-type="float">
            <text:p>5260854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33.025" calcext:value-type="float">
            <text:p>233.025</text:p>
          </table:table-cell>
          <table:table-cell office:value-type="float" office:value="53749873" calcext:value-type="float">
            <text:p>5374987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44.92" calcext:value-type="float">
            <text:p>244.92</text:p>
          </table:table-cell>
          <table:table-cell office:value-type="float" office:value="54891097" calcext:value-type="float">
            <text:p>5489109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50.308" calcext:value-type="float">
            <text:p>250.308</text:p>
          </table:table-cell>
          <table:table-cell office:value-type="float" office:value="56032212" calcext:value-type="float">
            <text:p>560322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.991" calcext:value-type="float">
            <text:p>250.991</text:p>
          </table:table-cell>
          <table:table-cell office:value-type="float" office:value="57173232" calcext:value-type="float">
            <text:p>5717323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53.082" calcext:value-type="float">
            <text:p>253.082</text:p>
          </table:table-cell>
          <table:table-cell office:value-type="float" office:value="58314132" calcext:value-type="float">
            <text:p>5831413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66.32" calcext:value-type="float">
            <text:p>266.32</text:p>
          </table:table-cell>
          <table:table-cell office:value-type="float" office:value="59454949" calcext:value-type="float">
            <text:p>5945494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9.226" calcext:value-type="float">
            <text:p>259.226</text:p>
          </table:table-cell>
          <table:table-cell office:value-type="float" office:value="60595658" calcext:value-type="float">
            <text:p>6059565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9.525" calcext:value-type="float">
            <text:p>259.525</text:p>
          </table:table-cell>
          <table:table-cell office:value-type="float" office:value="61736257" calcext:value-type="float">
            <text:p>6173625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91.571" calcext:value-type="float">
            <text:p>291.571</text:p>
          </table:table-cell>
          <table:table-cell office:value-type="float" office:value="62876807" calcext:value-type="float">
            <text:p>6287680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40.947" calcext:value-type="float">
            <text:p>240.947</text:p>
          </table:table-cell>
          <table:table-cell office:value-type="float" office:value="64017205" calcext:value-type="float">
            <text:p>6401720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59.642" calcext:value-type="float">
            <text:p>259.642</text:p>
          </table:table-cell>
          <table:table-cell office:value-type="float" office:value="65157515" calcext:value-type="float">
            <text:p>6515751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63.621" calcext:value-type="float">
            <text:p>263.621</text:p>
          </table:table-cell>
          <table:table-cell office:value-type="float" office:value="66297736" calcext:value-type="float">
            <text:p>6629773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49.548" calcext:value-type="float">
            <text:p>249.548</text:p>
          </table:table-cell>
          <table:table-cell office:value-type="float" office:value="67437856" calcext:value-type="float">
            <text:p>6743785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66.136" calcext:value-type="float">
            <text:p>266.136</text:p>
          </table:table-cell>
          <table:table-cell office:value-type="float" office:value="68577859" calcext:value-type="float">
            <text:p>6857785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75.465" calcext:value-type="float">
            <text:p>275.465</text:p>
          </table:table-cell>
          <table:table-cell office:value-type="float" office:value="69717779" calcext:value-type="float">
            <text:p>6971777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73.859" calcext:value-type="float">
            <text:p>273.859</text:p>
          </table:table-cell>
          <table:table-cell office:value-type="float" office:value="70857611" calcext:value-type="float">
            <text:p>7085761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73.964" calcext:value-type="float">
            <text:p>273.964</text:p>
          </table:table-cell>
          <table:table-cell office:value-type="float" office:value="71997301" calcext:value-type="float">
            <text:p>7199730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80.273" calcext:value-type="float">
            <text:p>280.273</text:p>
          </table:table-cell>
          <table:table-cell office:value-type="float" office:value="73136917" calcext:value-type="float">
            <text:p>7313691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73.906" calcext:value-type="float">
            <text:p>273.906</text:p>
          </table:table-cell>
          <table:table-cell office:value-type="float" office:value="74276424" calcext:value-type="float">
            <text:p>7427642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70.154" calcext:value-type="float">
            <text:p>270.154</text:p>
          </table:table-cell>
          <table:table-cell office:value-type="float" office:value="75415844" calcext:value-type="float">
            <text:p>7541584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67.986" calcext:value-type="float">
            <text:p>267.986</text:p>
          </table:table-cell>
          <table:table-cell office:value-type="float" office:value="76555180" calcext:value-type="float">
            <text:p>7655518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65.468" calcext:value-type="float">
            <text:p>265.468</text:p>
          </table:table-cell>
          <table:table-cell office:value-type="float" office:value="77694369" calcext:value-type="float">
            <text:p>7769436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84.32" calcext:value-type="float">
            <text:p>284.32</text:p>
          </table:table-cell>
          <table:table-cell office:value-type="float" office:value="78833497" calcext:value-type="float">
            <text:p>7883349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83.718" calcext:value-type="float">
            <text:p>283.718</text:p>
          </table:table-cell>
          <table:table-cell office:value-type="float" office:value="79972510" calcext:value-type="float">
            <text:p>799725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82.927" calcext:value-type="float">
            <text:p>282.927</text:p>
          </table:table-cell>
          <table:table-cell office:value-type="float" office:value="81111390" calcext:value-type="float">
            <text:p>8111139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74.101" calcext:value-type="float">
            <text:p>274.101</text:p>
          </table:table-cell>
          <table:table-cell office:value-type="float" office:value="82250229" calcext:value-type="float">
            <text:p>822502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7:52:05.291503774</meta:creation-date>
    <dc:date>2019-06-13T17:53:45.153667184</dc:date>
    <meta:editing-duration>PT1M46S</meta:editing-duration>
    <meta:editing-cycles>1</meta:editing-cycles>
    <meta:document-statistic meta:table-count="1" meta:cell-count="192" meta:object-count="0"/>
    <meta:generator>LibreOffice/6.0.7.3$Linux_X86_64 LibreOffice_project/00m0$Build-3</meta:generator>
  </office:meta>
</office:document-meta>
</file>